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progressba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statusbar/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Morpho-Motion communication protocol </text:p>
      <text:p text:style-name="Standard"/>
      <text:p text:style-name="Standard"/>
      <text:p text:style-name="Standard"/>
      <text:p text:style-name="Standard"><draw:frame draw:style-name="fr1" draw:name="Object1" text:anchor-type="paragraph" svg:width="7.4417in" svg:height="1.1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list xml:id="list2185100372" text:style-name="L1">
        <text:list-item>
          <text:p text:style-name="P1">Message_ID: A unique ID for each message sent out either from the PC or Skymega. [Unsigned long]</text:p>
        </text:list-item>
        <text:list-item>
          <text:p text:style-name="P1">Message_Type:</text:p>
          <text:list>
            <text:list-item>
              <text:p text:style-name="P1">0: Command to move servo motor to a specific angle mentioned [PC to Skymega].</text:p>
            </text:list-item>
            <text:list-item>
              <text:p text:style-name="P1">1: Requesting current servo position [PC to Skymega].</text:p>
            </text:list-item>
            <text:list-item>
              <text:p text:style-name="P1">2: Message containing servo position data with time read at [Skymega to PC].</text:p>
            </text:list-item>
            <text:list-item>
              <text:p text:style-name="P1">3: <text:bookmark-start text:name="__DdeLink__53_1693692364"/>Requesting time [PC to Skymega].<text:bookmark-end text:name="__DdeLink__53_1693692364"/></text:p>
            </text:list-item>
            <text:list-item>
              <text:p text:style-name="P1">4: <text:s/><text:bookmark-start text:name="__DdeLink__55_1693692364"/>Message containing current time [Skymega to PC]<text:bookmark-end text:name="__DdeLink__55_1693692364"/>.</text:p>
            </text:list-item>
          </text:list>
        </text:list-item>
        <text:list-item>
          <text:p text:style-name="P1">Address:</text:p>
          <text:list>
            <text:list-item>
              <text:p text:style-name="P1">0: Servo 1</text:p>
            </text:list-item>
            <text:list-item>
              <text:p text:style-name="P1">1: Servo 2</text:p>
            </text:list-item>
            <text:list-item>
              <text:p text:style-name="P1">2: Servo 3</text:p>
            </text:list-item>
            <text:list-item>
              <text:p text:style-name="P1">3: Servo 4</text:p>
            </text:list-item>
            <text:list-item>
              <text:p text:style-name="P1">4: All servos</text:p>
            </text:list-item>
          </text:list>
        </text:list-item>
        <text:list-item>
          <text:p text:style-name="P1">Time: Contains the time [in milliseconds] at which the servo position(s) mentioned in the message frame was/were read at. [Unsigned long].</text:p>
        </text:list-item>
        <text:list-item>
          <text:p text:style-name="P1">Data: Contains the actual data [Servo angle to be actuated with or current servo position]</text:p>
          <text:list>
            <text:list-item>
              <text:p text:style-name="P1">Field_1: Raw servo position data. [Signed long]</text:p>
            </text:list-item>
            <text:list-item>
              <text:p text:style-name="P1">Field_2: Number of values after the decimal point, data in <text:span text:style-name="T1">Field_1</text:span> contains. [Unsigned int]</text:p>
              <text:p text:style-name="P1">Processed data = Field_1/10^Field_2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vinash Ranganath</meta:initial-creator>
    <meta:creation-date>2013-01-21T21:46:41</meta:creation-date>
    <dc:date>2013-06-01T02:36:55</dc:date>
    <dc:creator>Avinash Ranganath</dc:creator>
    <meta:editing-duration>PT08H21M45S</meta:editing-duration>
    <meta:editing-cycles>3</meta:editing-cycles>
    <meta:generator>OpenOffice.org/3.2$Unix OpenOffice.org_project/320m12$Build-9483</meta:generator>
    <meta:document-statistic meta:table-count="0" meta:image-count="0" meta:object-count="1" meta:page-count="1" meta:paragraph-count="19" meta:word-count="165" meta:character-count="9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1752in"/>
    </style:style>
    <style:style style:name="co4" style:family="table-column">
      <style:table-column-properties fo:break-before="auto" style:column-width="0.2827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1854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9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993366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700b8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ff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950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b80047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table:number-columns-spanned="12" table:number-rows-spanned="1">
            <text:p>Meta Data</text:p>
          </table:table-cell>
          <table:covered-table-cell table:number-columns-repeated="11"/>
          <table:table-cell/>
          <table:table-cell table:style-name="ce2" office:value-type="string" table:number-columns-spanned="16" table:number-rows-spanned="1">
            <text:p>Actual Data</text:p>
          </table:table-cell>
          <table:covered-table-cell table:number-columns-repeated="15"/>
          <table:table-cell table:number-columns-repeated="2"/>
        </table:table-row>
        <table:table-row table:style-name="ro3">
          <table:table-cell/>
          <table:table-cell table:style-name="ce1" office:value-type="string">
            <text:p>#</text:p>
          </table:table-cell>
          <table:table-cell table:style-name="ce3" office:value-type="string">
            <text:p>!</text:p>
          </table:table-cell>
          <table:table-cell table:style-name="ce4" office:value-type="string">
            <text:p>Message_ID</text:p>
          </table:table-cell>
          <table:table-cell table:style-name="ce3" office:value-type="string">
            <text:p>!</text:p>
          </table:table-cell>
          <table:table-cell table:style-name="ce5" office:value-type="string">
            <text:p>%</text:p>
          </table:table-cell>
          <table:table-cell table:style-name="ce4" office:value-type="string">
            <text:p>Message_Type</text:p>
          </table:table-cell>
          <table:table-cell table:style-name="ce5" office:value-type="string">
            <text:p>%</text:p>
          </table:table-cell>
          <table:table-cell table:style-name="ce6" office:value-type="string">
            <text:p>&amp;</text:p>
          </table:table-cell>
          <table:table-cell table:style-name="ce4" office:value-type="string">
            <text:p>Address</text:p>
          </table:table-cell>
          <table:table-cell table:style-name="ce6" office:value-type="string">
            <text:p>&amp;</text:p>
          </table:table-cell>
          <table:table-cell table:style-name="ce7" office:value-type="string">
            <text:p>[</text:p>
          </table:table-cell>
          <table:table-cell table:style-name="ce4" office:value-type="string">
            <text:p>Time</text:p>
          </table:table-cell>
          <table:table-cell table:style-name="ce7" office:value-type="string">
            <text:p>]</text:p>
          </table:table-cell>
          <table:table-cell table:style-name="ce8" office:value-type="string">
            <text:p>*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1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1-Field_2</text:p>
          </table:table-cell>
          <table:table-cell table:style-name="ce9" office:value-type="string">
            <text:p>&gt;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2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2-Field_2</text:p>
          </table:table-cell>
          <table:table-cell table:style-name="ce9" office:value-type="string">
            <text:p>&gt;</text:p>
          </table:table-cell>
          <table:table-cell table:style-name="ce11" office:value-type="string">
            <text:p>....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n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n-Field_2</text:p>
          </table:table-cell>
          <table:table-cell table:style-name="ce9" office:value-type="string">
            <text:p>&gt;</text:p>
          </table:table-cell>
          <table:table-cell table:style-name="ce8" office:value-type="string">
            <text:p>*</text:p>
          </table:table-cell>
          <table:table-cell table:style-name="ce1" office:value-type="string">
            <text:p>$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1/21/2013</text:date>, <text:time>22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